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Zero Point Emitter</text:p>
          </table:table-cell>
          <table:table-cell table:style-name="ce14" office:value-type="string">
            <text:p>Morality</text:p>
          </table:table-cell>
          <table:table-cell table:style-name="ce14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/>
          <table:table-cell table:style-name="ce14" office:value-type="string">
            <text:p>Immobility Core</text:p>
          </table:table-cell>
          <table:table-cell table:style-name="ce14" office:value-type="string">
            <text:p>Liquid Potentia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/>
          <table:table-cell table:style-name="ce13" office:value-type="string">
            <text:p>Potion of Liquid Form</text:p>
          </table:table-cell>
          <table:table-cell table:style-name="ce13" table:number-columns-repeated="8"/>
          <table:table-cell table:style-name="ce13" office:value-type="string">
            <text:p>Essence of Mutation</text:p>
          </table:table-cell>
          <table:table-cell table:style-name="ce13" table:number-columns-repeated="17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1">10/01/2025</text:date>, <text:time>22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1T22:06:37.16</dc:date>
    <meta:editing-duration>P26DT19H37M53S</meta:editing-duration>
    <meta:editing-cycles>87</meta:editing-cycles>
    <meta:generator>OpenOffice/4.1.13$Win32 OpenOffice.org_project/4113m1$Build-9810</meta:generator>
    <meta:document-statistic meta:table-count="2" meta:cell-count="940" meta:object-count="0"/>
  </office:meta>
</office:document-meta>
</file>